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7F44692D.jpg" manifest:media-type="image/jpeg"/>
  <manifest:file-entry manifest:full-path="Pictures/100000000000025D000001546D7DC540.jpg" manifest:media-type="image/jpeg"/>
  <manifest:file-entry manifest:full-path="Pictures/100000000000025D00000154E498201E.jpg" manifest:media-type="image/jpeg"/>
  <manifest:file-entry manifest:full-path="Pictures/100000000000025D00000154F3B43897.jpg" manifest:media-type="image/jpeg"/>
  <manifest:file-entry manifest:full-path="Pictures/100000000000025D00000154B80BFEF9.jpg" manifest:media-type="image/jpeg"/>
  <manifest:file-entry manifest:full-path="Pictures/100000000000025D0000015408B3BCE5.jpg" manifest:media-type="image/jpeg"/>
  <manifest:file-entry manifest:full-path="Pictures/100000000000025D0000015478A80F2B.jpg" manifest:media-type="image/jpeg"/>
  <manifest:file-entry manifest:full-path="Pictures/100000000000025D00000154C65AB6F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c48f" officeooo:paragraph-rsid="0000c48f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0c48f" officeooo:paragraph-rsid="0000c48f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0c48f" officeooo:paragraph-rsid="0000c48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no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 </text:p>
      <text:p text:style-name="P2">(a)<text:span text:style-name="T2"> </text:span></text:p>
      <text:p text:style-name="P2"><draw:frame draw:style-name="fr1" draw:name="Image1" text:anchor-type="paragraph" svg:width="6.302in" svg:height="3.5417in" draw:z-index="0"><draw:image xlink:href="Pictures/100000000000025D00000154C65AB6F1.jpg" xlink:type="simple" xlink:show="embed" xlink:actuate="onLoad"/></draw:frame>(b)</text:p>
      <text:p text:style-name="P2"><draw:frame draw:style-name="fr2" draw:name="Image2" text:anchor-type="paragraph" svg:x="0.7638in" svg:y="0.152in" svg:width="5in" svg:height="2.8098in" draw:z-index="1"><draw:image xlink:href="Pictures/100000000000025D0000015478A80F2B.jpg" xlink:type="simple" xlink:show="embed" xlink:actuate="onLoad"/></draw:frame></text:p>
      <text:p text:style-name="P2"><draw:frame draw:style-name="fr3" draw:name="Image3" text:anchor-type="paragraph" svg:y="0.2299in" svg:width="5in" svg:height="2.8098in" draw:z-index="2"><draw:image xlink:href="Pictures/100000000000025D0000015408B3BCE5.jpg" xlink:type="simple" xlink:show="embed" xlink:actuate="onLoad"/></draw:frame></text:p>
      <text:p text:style-name="P2"/>
      <text:p text:style-name="P2"><draw:frame draw:style-name="fr4" draw:name="Image4" text:anchor-type="paragraph" svg:width="5in" svg:height="2.8098in" draw:z-index="3"><draw:image xlink:href="Pictures/100000000000025D00000154B80BFEF9.jpg" xlink:type="simple" xlink:show="embed" xlink:actuate="onLoad"/></draw:frame><text:soft-page-break/></text:p>
      <text:p text:style-name="P2">(c)</text:p>
      <text:p text:style-name="P2"><draw:frame draw:style-name="fr4" draw:name="Image5" text:anchor-type="paragraph" svg:width="5in" svg:height="2.8098in" draw:z-index="4"><draw:image xlink:href="Pictures/100000000000025D00000154F3B43897.jpg" xlink:type="simple" xlink:show="embed" xlink:actuate="onLoad"/></draw:frame></text:p>
      <text:p text:style-name="P2"><draw:frame draw:style-name="fr4" draw:name="Image6" text:anchor-type="paragraph" svg:width="5in" svg:height="2.8098in" draw:z-index="5"><draw:image xlink:href="Pictures/100000000000025D00000154E498201E.jpg" xlink:type="simple" xlink:show="embed" xlink:actuate="onLoad"/></draw:frame></text:p>
      <text:p text:style-name="P2"/>
      <text:p text:style-name="P2"><text:soft-page-break/>(d)</text:p>
      <text:p text:style-name="P3"><draw:frame draw:style-name="fr4" draw:name="Image7" text:anchor-type="paragraph" svg:width="5in" svg:height="2.8098in" draw:z-index="6"><draw:image xlink:href="Pictures/100000000000025D000001546D7DC540.jpg" xlink:type="simple" xlink:show="embed" xlink:actuate="onLoad"/></draw:frame></text:p>
      <text:p text:style-name="P3">Problem 2:</text:p>
      <text:p text:style-name="P3"/>
      <text:p text:style-name="P3"><draw:frame draw:style-name="fr5" draw:name="Object1" text:anchor-type="paragraph" svg:width="2.2709in" svg:height="2.1335in" draw:z-index="7"><draw:object xlink:href="./Object 1" xlink:type="simple" xlink:show="embed" xlink:actuate="onLoad"/><draw:image xlink:href="./ObjectReplacements/Object 1" xlink:type="simple" xlink:show="embed" xlink:actuate="onLoad"/></draw:frame><draw:frame draw:style-name="fr3" draw:name="Image8" text:anchor-type="paragraph" svg:y="2.3291in" svg:width="5in" svg:height="2.8098in" draw:z-index="8"><draw:image xlink:href="Pictures/100000000000025D000001547F44692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2:25:15.034276921</meta:creation-date>
    <dc:date>2017-03-20T02:35:52.979857877</dc:date>
    <meta:editing-duration>P0D</meta:editing-duration>
    <meta:editing-cycles>1</meta:editing-cycles>
    <meta:document-statistic meta:table-count="0" meta:image-count="8" meta:object-count="1" meta:page-count="3" meta:paragraph-count="6" meta:word-count="8" meta:character-count="34" meta:non-whitespace-character-count="3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<text:s/>theta_est</text:p>
          </table:table-cell>
          <table:table-cell table:style-name="ce2" office:value-type="string" calcext:value-type="string">
            <text:p><text:s/>theta_re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1573" calcext:value-type="float">
            <text:p>0.171573</text:p>
          </table:table-cell>
          <table:table-cell office:value-type="float" office:value="0.135335" calcext:value-type="float">
            <text:p>0.13533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94373" calcext:value-type="float">
            <text:p>0.0294373</text:p>
          </table:table-cell>
          <table:table-cell office:value-type="float" office:value="0.0183156" calcext:value-type="float">
            <text:p>0.01831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05063" calcext:value-type="float">
            <text:p>0.00505063</text:p>
          </table:table-cell>
          <table:table-cell office:value-type="float" office:value="0.00247875" calcext:value-type="float">
            <text:p>0.002478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866552" calcext:value-type="float">
            <text:p>0.000866552</text:p>
          </table:table-cell>
          <table:table-cell office:value-type="float" office:value="0.000335463" calcext:value-type="float">
            <text:p>0.0003354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8677" calcext:value-type="float">
            <text:p>0.000148677</text:p>
          </table:table-cell>
          <table:table-cell office:value-type="float" office:value="0.0000453999" calcext:value-type="float">
            <text:p>4.53999E-0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5089" calcext:value-type="float">
            <text:p>2.55089E-005</text:p>
          </table:table-cell>
          <table:table-cell office:value-type="float" office:value="0.00000614421" calcext:value-type="float">
            <text:p>6.14421E-0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37675" calcext:value-type="float">
            <text:p>4.37675E-006</text:p>
          </table:table-cell>
          <table:table-cell office:value-type="float" office:value="0.000000831534" calcext:value-type="float">
            <text:p>8.31534E-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751562" calcext:value-type="float">
            <text:p>7.51562E-007</text:p>
          </table:table-cell>
          <table:table-cell office:value-type="float" office:value="0.000000112573" calcext:value-type="float">
            <text:p>1.12573E-0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132622" calcext:value-type="float">
            <text:p>1.32622E-007</text:p>
          </table:table-cell>
          <table:table-cell office:value-type="float" office:value="0.0000000155082" calcext:value-type="float">
            <text:p>1.55082E-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441705" calcext:value-type="float">
            <text:p>4.41705E-008</text:p>
          </table:table-cell>
          <table:table-cell office:value-type="float" office:value="0.00000000411716" calcext:value-type="float">
            <text:p>4.11716E-00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2:34:19.911816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